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Pictures/2000000E000000DD000000DDD8FDFCC5.svm" manifest:media-type=""/>
  <manifest:file-entry manifest:full-path="Object 1/Pictures/2000000E000000DF000000DF7FF4004F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Pictures/2000000E000000DD000000DDD8FDFCC5.svm" manifest:media-type=""/>
  <manifest:file-entry manifest:full-path="Object 3/Pictures/2000000E000000DF000000DF7FF4004F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Pictures/2000000E000000DD000000DDD8FDFCC5.svm" manifest:media-type=""/>
  <manifest:file-entry manifest:full-path="Object 4/Pictures/2000000E000000DF000000DF7FF4004F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Pictures/2000000E000000DD000000DDD8FDFCC5.svm" manifest:media-type=""/>
  <manifest:file-entry manifest:full-path="Object 5/Pictures/2000000E000000DF000000DF7FF4004F.svm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oofnet-noise1" table:style-name="ta1">
        <table:shapes>
          <draw:frame draw:z-index="0" draw:style-name="gr1" draw:text-style-name="P1" svg:width="22.468cm" svg:height="13.998cm" svg:x="14.62cm" svg:y="2.789cm">
            <draw:object draw:notify-on-update-of-ranges="'roofnet-noise1'.A1:'roofnet-noise1'.A1 'roofnet-noise1'.A2:'roofnet-noise1'.A65 'roofnet-noise1'.B1:'roofnet-noise1'.B1 'roofnet-noise1'.B2:'roofnet-noise1'.B65 'roofnet-noise1'.D1:'roofnet-noise1'.D1 'roofnet-noise1'.D2:'roofnet-noise1'.D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5%-ile</text:p>
          </table:table-cell>
          <table:table-cell office:value-type="string">
            <text:p>95%-ile</text:p>
          </table:table-cell>
          <table:table-cell/>
          <table:table-cell office:value-type="string">
            <text:p>Median (50%-ile)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99">
            <text:p>-99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  <table:table-cell office:value-type="string">
            <text:p># Each row has data corresponding to a particular transmitter reciver pair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92">
            <text:p>-92</text:p>
          </table:table-cell>
          <table:table-cell office:value-type="float" office:value="6">
            <text:p>6</text:p>
          </table:table-cell>
          <table:table-cell office:value-type="float" office:value="-96">
            <text:p>-96</text:p>
          </table:table-cell>
          <table:table-cell office:value-type="string">
            <text:p># Col-1: 5th percentile silence level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92">
            <text:p>-92</text:p>
          </table:table-cell>
          <table:table-cell office:value-type="float" office:value="6">
            <text:p>6</text:p>
          </table:table-cell>
          <table:table-cell office:value-type="float" office:value="-96">
            <text:p>-96</text:p>
          </table:table-cell>
          <table:table-cell office:value-type="string">
            <text:p># Col-2: 95th percentile silence level</text:p>
          </table:table-cell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92">
            <text:p>-92</text:p>
          </table:table-cell>
          <table:table-cell office:value-type="float" office:value="4">
            <text:p>4</text:p>
          </table:table-cell>
          <table:table-cell office:value-type="float" office:value="-95">
            <text:p>-95</text:p>
          </table:table-cell>
          <table:table-cell office:value-type="string">
            <text:p># Col-3: width of band between 5th and 95th percentile</text:p>
          </table:table-cell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90">
            <text:p>-90</text:p>
          </table:table-cell>
          <table:table-cell office:value-type="float" office:value="6">
            <text:p>6</text:p>
          </table:table-cell>
          <table:table-cell office:value-type="float" office:value="-95">
            <text:p>-95</text:p>
          </table:table-cell>
          <table:table-cell office:value-type="string">
            <text:p># Col-4: median of silence level</text:p>
          </table:table-cell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90">
            <text:p>-90</text:p>
          </table:table-cell>
          <table:table-cell office:value-type="float" office:value="6">
            <text:p>6</text:p>
          </table:table-cell>
          <table:table-cell office:value-type="float" office:value="-95">
            <text:p>-95</text:p>
          </table:table-cell>
          <table:table-cell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89">
            <text:p>-89</text:p>
          </table:table-cell>
          <table:table-cell office:value-type="float" office:value="6">
            <text:p>6</text:p>
          </table:table-cell>
          <table:table-cell office:value-type="float" office:value="-94">
            <text:p>-94</text:p>
          </table:table-cell>
          <table:table-cell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90">
            <text:p>-90</text:p>
          </table:table-cell>
          <table:table-cell office:value-type="float" office:value="5">
            <text:p>5</text:p>
          </table:table-cell>
          <table:table-cell office:value-type="float" office:value="-94">
            <text:p>-94</text:p>
          </table:table-cell>
          <table:table-cell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87">
            <text:p>-87</text:p>
          </table:table-cell>
          <table:table-cell office:value-type="float" office:value="9">
            <text:p>9</text:p>
          </table:table-cell>
          <table:table-cell office:value-type="float" office:value="-94">
            <text:p>-94</text:p>
          </table:table-cell>
          <table:table-cell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88">
            <text:p>-88</text:p>
          </table:table-cell>
          <table:table-cell office:value-type="float" office:value="7">
            <text:p>7</text:p>
          </table:table-cell>
          <table:table-cell office:value-type="float" office:value="-94">
            <text:p>-94</text:p>
          </table:table-cell>
          <table:table-cell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83">
            <text:p>-83</text:p>
          </table:table-cell>
          <table:table-cell office:value-type="float" office:value="14">
            <text:p>14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86">
            <text:p>-86</text:p>
          </table:table-cell>
          <table:table-cell office:value-type="float" office:value="9">
            <text:p>9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85">
            <text:p>-85</text:p>
          </table:table-cell>
          <table:table-cell office:value-type="float" office:value="10">
            <text:p>10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88">
            <text:p>-88</text:p>
          </table:table-cell>
          <table:table-cell office:value-type="float" office:value="6">
            <text:p>6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88">
            <text:p>-88</text:p>
          </table:table-cell>
          <table:table-cell office:value-type="float" office:value="6">
            <text:p>6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78">
            <text:p>-78</text:p>
          </table:table-cell>
          <table:table-cell office:value-type="float" office:value="19">
            <text:p>19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83">
            <text:p>-83</text:p>
          </table:table-cell>
          <table:table-cell office:value-type="float" office:value="15">
            <text:p>15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86">
            <text:p>-86</text:p>
          </table:table-cell>
          <table:table-cell office:value-type="float" office:value="9">
            <text:p>9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87">
            <text:p>-87</text:p>
          </table:table-cell>
          <table:table-cell office:value-type="float" office:value="8">
            <text:p>8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88">
            <text:p>-88</text:p>
          </table:table-cell>
          <table:table-cell office:value-type="float" office:value="6">
            <text:p>6</text:p>
          </table:table-cell>
          <table:table-cell office:value-type="float" office:value="-93">
            <text:p>-93</text:p>
          </table:table-cell>
          <table:table-cell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87">
            <text:p>-87</text:p>
          </table:table-cell>
          <table:table-cell office:value-type="float" office:value="6">
            <text:p>6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87">
            <text:p>-87</text:p>
          </table:table-cell>
          <table:table-cell office:value-type="float" office:value="6">
            <text:p>6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87">
            <text:p>-87</text:p>
          </table:table-cell>
          <table:table-cell office:value-type="float" office:value="7">
            <text:p>7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79">
            <text:p>-79</text:p>
          </table:table-cell>
          <table:table-cell office:value-type="float" office:value="17">
            <text:p>17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87">
            <text:p>-87</text:p>
          </table:table-cell>
          <table:table-cell office:value-type="float" office:value="6">
            <text:p>6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81">
            <text:p>-81</text:p>
          </table:table-cell>
          <table:table-cell office:value-type="float" office:value="16">
            <text:p>16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87">
            <text:p>-87</text:p>
          </table:table-cell>
          <table:table-cell office:value-type="float" office:value="7">
            <text:p>7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87">
            <text:p>-87</text:p>
          </table:table-cell>
          <table:table-cell office:value-type="float" office:value="7">
            <text:p>7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87">
            <text:p>-87</text:p>
          </table:table-cell>
          <table:table-cell office:value-type="float" office:value="6">
            <text:p>6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5">
            <text:p>-85</text:p>
          </table:table-cell>
          <table:table-cell office:value-type="float" office:value="7">
            <text:p>7</text:p>
          </table:table-cell>
          <table:table-cell office:value-type="float" office:value="-91">
            <text:p>-91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5">
            <text:p>-85</text:p>
          </table:table-cell>
          <table:table-cell office:value-type="float" office:value="7">
            <text:p>7</text:p>
          </table:table-cell>
          <table:table-cell office:value-type="float" office:value="-91">
            <text:p>-91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6">
            <text:p>-86</text:p>
          </table:table-cell>
          <table:table-cell office:value-type="float" office:value="6">
            <text:p>6</text:p>
          </table:table-cell>
          <table:table-cell office:value-type="float" office:value="-91">
            <text:p>-91</text:p>
          </table:table-cell>
          <table:table-cell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85">
            <text:p>-85</text:p>
          </table:table-cell>
          <table:table-cell office:value-type="float" office:value="9">
            <text:p>9</text:p>
          </table:table-cell>
          <table:table-cell office:value-type="float" office:value="-91">
            <text:p>-91</text:p>
          </table:table-cell>
          <table:table-cell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87">
            <text:p>-87</text:p>
          </table:table-cell>
          <table:table-cell office:value-type="float" office:value="6">
            <text:p>6</text:p>
          </table:table-cell>
          <table:table-cell office:value-type="float" office:value="-91">
            <text:p>-91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4">
            <text:p>-84</text:p>
          </table:table-cell>
          <table:table-cell office:value-type="float" office:value="8">
            <text:p>8</text:p>
          </table:table-cell>
          <table:table-cell office:value-type="float" office:value="-91">
            <text:p>-91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6">
            <text:p>-86</text:p>
          </table:table-cell>
          <table:table-cell office:value-type="float" office:value="6">
            <text:p>6</text:p>
          </table:table-cell>
          <table:table-cell office:value-type="float" office:value="-91">
            <text:p>-91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5">
            <text:p>-85</text:p>
          </table:table-cell>
          <table:table-cell office:value-type="float" office:value="6">
            <text:p>6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5">
            <text:p>-85</text:p>
          </table:table-cell>
          <table:table-cell office:value-type="float" office:value="6">
            <text:p>6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5">
            <text:p>-85</text:p>
          </table:table-cell>
          <table:table-cell office:value-type="float" office:value="6">
            <text:p>6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5">
            <text:p>-85</text:p>
          </table:table-cell>
          <table:table-cell office:value-type="float" office:value="6">
            <text:p>6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5">
            <text:p>-85</text:p>
          </table:table-cell>
          <table:table-cell office:value-type="float" office:value="6">
            <text:p>6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4">
            <text:p>-84</text:p>
          </table:table-cell>
          <table:table-cell office:value-type="float" office:value="7">
            <text:p>7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5">
            <text:p>-85</text:p>
          </table:table-cell>
          <table:table-cell office:value-type="float" office:value="6">
            <text:p>6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3">
            <text:p>-83</text:p>
          </table:table-cell>
          <table:table-cell office:value-type="float" office:value="9">
            <text:p>9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4">
            <text:p>-84</text:p>
          </table:table-cell>
          <table:table-cell office:value-type="float" office:value="8">
            <text:p>8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4">
            <text:p>-84</text:p>
          </table:table-cell>
          <table:table-cell office:value-type="float" office:value="8">
            <text:p>8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5">
            <text:p>-85</text:p>
          </table:table-cell>
          <table:table-cell office:value-type="float" office:value="6">
            <text:p>6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4">
            <text:p>-84</text:p>
          </table:table-cell>
          <table:table-cell office:value-type="float" office:value="8">
            <text:p>8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6">
            <text:p>-86</text:p>
          </table:table-cell>
          <table:table-cell office:value-type="float" office:value="5">
            <text:p>5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7">
            <text:p>-87</text:p>
          </table:table-cell>
          <table:table-cell office:value-type="float" office:value="4">
            <text:p>4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4">
            <text:p>-84</text:p>
          </table:table-cell>
          <table:table-cell office:value-type="float" office:value="7">
            <text:p>7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84">
            <text:p>-84</text:p>
          </table:table-cell>
          <table:table-cell office:value-type="float" office:value="8">
            <text:p>8</text:p>
          </table:table-cell>
          <table:table-cell office:value-type="float" office:value="-90">
            <text:p>-90</text:p>
          </table:table-cell>
          <table:table-cell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84">
            <text:p>-84</text:p>
          </table:table-cell>
          <table:table-cell office:value-type="float" office:value="6">
            <text:p>6</text:p>
          </table:table-cell>
          <table:table-cell office:value-type="float" office:value="-89">
            <text:p>-89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4">
            <text:p>-84</text:p>
          </table:table-cell>
          <table:table-cell office:value-type="float" office:value="7">
            <text:p>7</text:p>
          </table:table-cell>
          <table:table-cell office:value-type="float" office:value="-89">
            <text:p>-89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3">
            <text:p>-83</text:p>
          </table:table-cell>
          <table:table-cell office:value-type="float" office:value="8">
            <text:p>8</text:p>
          </table:table-cell>
          <table:table-cell office:value-type="float" office:value="-89">
            <text:p>-89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5">
            <text:p>-85</text:p>
          </table:table-cell>
          <table:table-cell office:value-type="float" office:value="6">
            <text:p>6</text:p>
          </table:table-cell>
          <table:table-cell office:value-type="float" office:value="-89">
            <text:p>-89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2">
            <text:p>-82</text:p>
          </table:table-cell>
          <table:table-cell office:value-type="float" office:value="9">
            <text:p>9</text:p>
          </table:table-cell>
          <table:table-cell office:value-type="float" office:value="-89">
            <text:p>-89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83">
            <text:p>-83</text:p>
          </table:table-cell>
          <table:table-cell office:value-type="float" office:value="8">
            <text:p>8</text:p>
          </table:table-cell>
          <table:table-cell office:value-type="float" office:value="-89">
            <text:p>-89</text:p>
          </table:table-cell>
          <table:table-cell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84">
            <text:p>-84</text:p>
          </table:table-cell>
          <table:table-cell office:value-type="float" office:value="6">
            <text:p>6</text:p>
          </table:table-cell>
          <table:table-cell office:value-type="float" office:value="-88">
            <text:p>-88</text:p>
          </table:table-cell>
          <table:table-cell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-88">
            <text:p>-88</text:p>
          </table:table-cell>
          <table:table-cell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83">
            <text:p>-83</text:p>
          </table:table-cell>
          <table:table-cell office:value-type="float" office:value="7">
            <text:p>7</text:p>
          </table:table-cell>
          <table:table-cell office:value-type="float" office:value="-88">
            <text:p>-88</text:p>
          </table:table-cell>
          <table:table-cell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80">
            <text:p>-80</text:p>
          </table:table-cell>
          <table:table-cell office:value-type="float" office:value="10">
            <text:p>10</text:p>
          </table:table-cell>
          <table:table-cell office:value-type="float" office:value="-86">
            <text:p>-86</text:p>
          </table:table-cell>
          <table:table-cell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81">
            <text:p>-81</text:p>
          </table:table-cell>
          <table:table-cell office:value-type="float" office:value="5">
            <text:p>5</text:p>
          </table:table-cell>
          <table:table-cell office:value-type="float" office:value="-85">
            <text:p>-85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75">
            <text:p>-75</text:p>
          </table:table-cell>
          <table:table-cell office:value-type="float" office:value="16">
            <text:p>16</text:p>
          </table:table-cell>
          <table:table-cell office:value-type="float" office:value="-80">
            <text:p>-80</text:p>
          </table:table-cell>
          <table:table-cell/>
        </table:table-row>
        <table:table-row table:style-name="ro1" table:number-rows-repeated="104851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mpl-loss-stats" table:style-name="ta1">
        <table:shapes>
          <draw:frame draw:z-index="0" draw:style-name="gr1" draw:text-style-name="P1" svg:width="15.999cm" svg:height="8.999cm" svg:x="11.472cm" svg:y="5.353cm">
            <draw:object draw:notify-on-update-of-ranges="'impl-loss-stats'.A16:'impl-loss-stats'.A16 'impl-loss-stats'.A17:'impl-loss-stats'.A24 'impl-loss-stats'.B16:'impl-loss-stats'.B16 'impl-loss-stats'.B17:'impl-loss-stats'.B24 'impl-loss-stats'.C16:'impl-loss-stats'.C16 'impl-loss-stats'.C17:'impl-loss-stats'.C24 'impl-loss-stats'.D16:'impl-loss-stats'.D16 'impl-loss-stats'.D17:'impl-loss-stats'.D2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Col-1:</text:p>
          </table:table-cell>
          <table:table-cell office:value-type="string">
            <text:p>node</text:p>
          </table:table-cell>
          <table:table-cell office:value-type="string">
            <text:p>id</text:p>
          </table:table-cell>
          <table:table-cell table:number-columns-repeated="8"/>
        </table:table-row>
        <table:table-row table:style-name="ro1">
          <table:table-cell office:value-type="string">
            <text:p>#</text:p>
          </table:table-cell>
          <table:table-cell office:value-type="string">
            <text:p>Col-2:</text:p>
          </table:table-cell>
          <table:table-cell office:value-type="float" office:value="10">
            <text:p>10</text:p>
          </table:table-cell>
          <table:table-cell office:value-type="string">
            <text:p>times</text:p>
          </table:table-cell>
          <table:table-cell office:value-type="string">
            <text:p>the</text:p>
          </table:table-cell>
          <table:table-cell office:value-type="string">
            <text:p>pkt</text:p>
          </table:table-cell>
          <table:table-cell office:value-type="string">
            <text:p>loss</text:p>
          </table:table-cell>
          <table:table-cell office:value-type="string">
            <text:p>%</text:p>
          </table:table-cell>
          <table:table-cell office:value-type="string">
            <text:p>due</text:p>
          </table:table-cell>
          <table:table-cell office:value-type="string">
            <text:p>to</text:p>
          </table:table-cell>
          <table:table-cell office:value-type="string">
            <text:p>overflow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Col-3:</text:p>
          </table:table-cell>
          <table:table-cell office:value-type="float" office:value="10">
            <text:p>10</text:p>
          </table:table-cell>
          <table:table-cell office:value-type="string">
            <text:p>times</text:p>
          </table:table-cell>
          <table:table-cell office:value-type="string">
            <text:p>the</text:p>
          </table:table-cell>
          <table:table-cell office:value-type="string">
            <text:p>pkt</text:p>
          </table:table-cell>
          <table:table-cell office:value-type="string">
            <text:p>loss</text:p>
          </table:table-cell>
          <table:table-cell office:value-type="string">
            <text:p>%</text:p>
          </table:table-cell>
          <table:table-cell office:value-type="string">
            <text:p>due</text:p>
          </table:table-cell>
          <table:table-cell office:value-type="string">
            <text:p>to</text:p>
          </table:table-cell>
          <table:table-cell office:value-type="string">
            <text:p>retry-limit</text:p>
          </table:table-cell>
          <table:table-cell office:value-type="string">
            <text:p>exceed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Overflow</text:p>
          </table:table-cell>
          <table:table-cell office:value-type="string">
            <text:p>Retry-Limit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[.C17] + [.D17]" office:value-type="float" office:value="3.1">
            <text:p>3.1</text:p>
          </table:table-cell>
          <table:table-cell table:formula="of:=[.B4]/10" office:value-type="float" office:value="2.1">
            <text:p>2.1</text:p>
          </table:table-cell>
          <table:table-cell table:formula="of:=[.C4]/10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[.C18] + [.D18]" office:value-type="float" office:value="2.1">
            <text:p>2.1</text:p>
          </table:table-cell>
          <table:table-cell table:formula="of:=[.B5]/10" office:value-type="float" office:value="1.3">
            <text:p>1.3</text:p>
          </table:table-cell>
          <table:table-cell table:formula="of:=[.C5]/10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[.C19] + [.D19]" office:value-type="float" office:value="1.1">
            <text:p>1.1</text:p>
          </table:table-cell>
          <table:table-cell table:formula="of:=[.B6]/10" office:value-type="float" office:value="1">
            <text:p>1</text:p>
          </table:table-cell>
          <table:table-cell table:formula="of:=[.C6]/10"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formula="of:=[.C20] + [.D20]" office:value-type="float" office:value="2.1">
            <text:p>2.1</text:p>
          </table:table-cell>
          <table:table-cell table:formula="of:=[.B7]/10" office:value-type="float" office:value="1.4">
            <text:p>1.4</text:p>
          </table:table-cell>
          <table:table-cell table:formula="of:=[.C7]/10"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[.C21] + [.D21]" office:value-type="float" office:value="0.8">
            <text:p>0.8</text:p>
          </table:table-cell>
          <table:table-cell table:formula="of:=[.B8]/10" office:value-type="float" office:value="0.8">
            <text:p>0.8</text:p>
          </table:table-cell>
          <table:table-cell table:formula="of:=[.C8]/1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[.C22] + [.D22]" office:value-type="float" office:value="1.2">
            <text:p>1.2</text:p>
          </table:table-cell>
          <table:table-cell table:formula="of:=[.B9]/10" office:value-type="float" office:value="1.1">
            <text:p>1.1</text:p>
          </table:table-cell>
          <table:table-cell table:formula="of:=[.C9]/10"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[.C23] + [.D23]" office:value-type="float" office:value="2.1">
            <text:p>2.1</text:p>
          </table:table-cell>
          <table:table-cell table:formula="of:=[.B10]/10" office:value-type="float" office:value="1.4">
            <text:p>1.4</text:p>
          </table:table-cell>
          <table:table-cell table:formula="of:=[.C10]/10"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[.C24] + [.D24]" office:value-type="float" office:value="1.5">
            <text:p>1.5</text:p>
          </table:table-cell>
          <table:table-cell table:formula="of:=[.B11]/10" office:value-type="float" office:value="1.5">
            <text:p>1.5</text:p>
          </table:table-cell>
          <table:table-cell table:formula="of:=[.C11]/10" office:value-type="float" office:value="0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ip-latency-comparison" table:style-name="ta1">
        <table:shapes>
          <draw:frame draw:z-index="0" draw:style-name="gr1" draw:text-style-name="P1" svg:width="23.817cm" svg:height="14.237cm" svg:x="11.399cm" svg:y="0.93cm">
            <draw:object draw:notify-on-update-of-ranges="'pip-latency-comparison'.A3:'pip-latency-comparison'.A3 'pip-latency-comparison'.A4:'pip-latency-comparison'.A9 'pip-latency-comparison'.B3:'pip-latency-comparison'.B3 'pip-latency-comparison'.B4:'pip-latency-comparison'.B9 'pip-latency-comparison'.C3:'pip-latency-comparison'.C3 'pip-latency-comparison'.C4:'pip-latency-comparison'.C9 'pip-latency-comparison'.D3:'pip-latency-comparison'.D3 'pip-latency-comparison'.D4:'pip-latency-comparison'.D9 'pip-latency-comparison'.E3:'pip-latency-comparison'.E3 'pip-latency-comparison'.E4:'pip-latency-comparison'.E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Col-1: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hops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string">
            <text:p>Col-2,</text:p>
          </table:table-cell>
          <table:table-cell office:value-type="string">
            <text:p>3,</text:p>
          </table:table-cell>
          <table:table-cell office:value-type="string">
            <text:p>4,</text:p>
          </table:table-cell>
          <table:table-cell table:style-name="ce1" office:value-type="string">
            <text:p>5,</text:p>
          </table:table-cell>
        </table:table-row>
        <table:table-row table:style-name="ro1">
          <table:table-cell/>
          <table:table-cell office:value-type="string">
            <text:p>PIP</text:p>
          </table:table-cell>
          <table:table-cell office:value-type="string">
            <text:p>Flush</text:p>
          </table:table-cell>
          <table:table-cell office:value-type="string">
            <text:p>PSFQ</text:p>
          </table:table-cell>
          <table:table-cell office:value-type="string">
            <text:p>Fet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245">
            <text:p>7.245</text:p>
          </table:table-cell>
          <table:table-cell office:value-type="float" office:value="37.62">
            <text:p>37.62</text:p>
          </table:table-cell>
          <table:table-cell office:value-type="float" office:value="46.46">
            <text:p>46.4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45">
            <text:p>7.245</text:p>
          </table:table-cell>
          <table:table-cell office:value-type="float" office:value="47.85">
            <text:p>47.85</text:p>
          </table:table-cell>
          <table:table-cell office:value-type="float" office:value="92.93">
            <text:p>92.9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13">
            <text:p>7.13</text:p>
          </table:table-cell>
          <table:table-cell office:value-type="float" office:value="61.68">
            <text:p>61.68</text:p>
          </table:table-cell>
          <table:table-cell office:value-type="float" office:value="142.49">
            <text:p>142.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105">
            <text:p>7.105</text:p>
          </table:table-cell>
          <table:table-cell office:value-type="float" office:value="65.54">
            <text:p>65.54</text:p>
          </table:table-cell>
          <table:table-cell office:value-type="float" office:value="185.86">
            <text:p>185.8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105">
            <text:p>7.105</text:p>
          </table:table-cell>
          <table:table-cell office:value-type="float" office:value="72.32">
            <text:p>72.32</text:p>
          </table:table-cell>
          <table:table-cell office:value-type="float" office:value="209.55">
            <text:p>209.5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086">
            <text:p>7.086</text:p>
          </table:table-cell>
          <table:table-cell office:value-type="float" office:value="80.67">
            <text:p>80.67</text:p>
          </table:table-cell>
          <table:table-cell office:value-type="float" office:value="232.33">
            <text:p>232.33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086">
            <text:p>7.086</text:p>
          </table:table-cell>
          <table:table-cell office:value-type="float" office:value="87.39">
            <text:p>87.3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086">
            <text:p>7.08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032">
            <text:p>7.0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 style:data-style-name="N2" text:time-value="0000-00-00T10:59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ukesh Mohanan</meta:initial-creator>
    <meta:creation-date>2013-08-07T10:21:53</meta:creation-date>
    <dc:date>2013-08-07T11:41:51</dc:date>
    <dc:creator>Murukesh Mohanan</dc:creator>
    <meta:editing-duration>PT44S</meta:editing-duration>
    <meta:editing-cycles>2</meta:editing-cycles>
    <meta:generator>LibreOffice/4.0.2.2$Linux_X86_64 LibreOffice_project/400m0$Build-2</meta:generator>
    <meta:document-statistic meta:table-count="3" meta:cell-count="3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false" chart:tick-marks-major-inner="true" chart:tick-marks-major-outer="fals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100" chart:maximum="-70" chart:origin="0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DejaVu Sans'" style:font-style-name="Book" fo:font-size="11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E000000DF000000DF7FF4004F.svm" xlink:type="simple" xlink:actuate="onLoad"/>
      </style:chart-properties>
      <style:graphic-properties draw:stroke-dash="Dashed_20__28_var_29_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35cm" chart:symbol-height="0.35cm">
        <chart:symbol-image xlink:href="Pictures/2000000E000000DD000000DDD8FDFCC5.svm" xlink:type="simple" xlink:actuate="onLoad"/>
      </style:chart-properties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dash" draw:stroke-dash="Ultrafine_20_Dashed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69cm" svg:height="13.999cm" xlink:href=".." xlink:type="simple" chart:class="chart:line" chart:style-name="ch1">
        <chart:legend svg:x="10.231cm" svg:y="1.545cm" style:legend-expansion="custom" chartooo:width="5.561cm" chartooo:height="1.8cm" style:legend-expansion-aspect-ratio="3.08944444444444" chart:style-name="ch2"/>
        <chart:plot-area chart:style-name="ch3" table:cell-range-address="'roofnet-noise1'.A1:'roofnet-noise1'.B65 'roofnet-noise1'.D1:'roofnet-noise1'.D65" chart:data-source-has-labels="row" svg:x="0.903cm" svg:y="0.88cm" svg:width="20.122cm" svg:height="11.479cm">
          <chartooo:coordinate-region svg:x="1.815cm" svg:y="1.079cm" svg:width="19.21cm" svg:height="11.081cm"/>
          <chart:axis chart:dimension="x" chart:name="primary-x" chart:style-name="ch4">
            <chart:title svg:x="7.991cm" svg:y="12.638cm" chart:style-name="ch5">
              <text:p>Transmitter-Receiver pair num.</text:p>
            </chart:title>
          </chart:axis>
          <chart:axis chart:dimension="x" chart:name="secondary-x" chart:style-name="ch6"/>
          <chart:axis chart:dimension="y" chart:name="primary-y" chart:style-name="ch7">
            <chart:title svg:x="0.264cm" svg:y="8.9cm" chart:style-name="ch8">
              <text:p>Silence level (dBm)</text:p>
            </chart:title>
          </chart:axis>
          <chart:series chart:style-name="ch9" chart:values-cell-range-address="'roofnet-noise1'.A2:'roofnet-noise1'.A65" chart:label-cell-address="'roofnet-noise1'.A1:'roofnet-noise1'.A1" chart:class="chart:line">
            <chart:data-point chart:repeated="64"/>
          </chart:series>
          <chart:series chart:style-name="ch10" chart:values-cell-range-address="'roofnet-noise1'.B2:'roofnet-noise1'.B65" chart:label-cell-address="'roofnet-noise1'.B1:'roofnet-noise1'.B1" chart:class="chart:line">
            <chart:data-point chart:repeated="64"/>
          </chart:series>
          <chart:series chart:style-name="ch11" chart:values-cell-range-address="'roofnet-noise1'.D2:'roofnet-noise1'.D65" chart:label-cell-address="'roofnet-noise1'.D1:'roofnet-noise1'.D1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%-ile</text:p>
                <draw:g>
                  <svg:desc>'roofnet-noise1'.A1:'roofnet-noise1'.A1</svg:desc>
                </draw:g>
              </table:table-cell>
              <table:table-cell office:value-type="string">
                <text:p>95%-ile</text:p>
                <draw:g>
                  <svg:desc>'roofnet-noise1'.B1:'roofnet-noise1'.B1</svg:desc>
                </draw:g>
              </table:table-cell>
              <table:table-cell office:value-type="string">
                <text:p>Median (50%-ile)</text:p>
                <draw:g>
                  <svg:desc>'roofnet-noise1'.D1:'roofnet-noise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'roofnet-noise1'.A2:'roofnet-noise1'.A65</svg:desc>
                </draw:g>
              </table:table-cell>
              <table:table-cell office:value-type="float" office:value="-99">
                <text:p>-99</text:p>
                <draw:g>
                  <svg:desc>'roofnet-noise1'.B2:'roofnet-noise1'.B65</svg:desc>
                </draw:g>
              </table:table-cell>
              <table:table-cell office:value-type="float" office:value="-100">
                <text:p>-100</text:p>
                <draw:g>
                  <svg:desc>'roofnet-noise1'.D2:'roofnet-noise1'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92">
                <text:p>-9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5">
                <text:p>-95</text:p>
              </table:table-cell>
              <table:table-cell office:value-type="float" office:value="-89">
                <text:p>-8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5">
                <text:p>-95</text:p>
              </table:table-cell>
              <table:table-cell office:value-type="float" office:value="-90">
                <text:p>-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6">
                <text:p>-96</text:p>
              </table:table-cell>
              <table:table-cell office:value-type="float" office:value="-87">
                <text:p>-8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5">
                <text:p>-95</text:p>
              </table:table-cell>
              <table:table-cell office:value-type="float" office:value="-88">
                <text:p>-8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7">
                <text:p>-97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5">
                <text:p>-95</text:p>
              </table:table-cell>
              <table:table-cell office:value-type="float" office:value="-86">
                <text:p>-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5">
                <text:p>-95</text:p>
              </table:table-cell>
              <table:table-cell office:value-type="float" office:value="-85">
                <text:p>-8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7">
                <text:p>-97</text:p>
              </table:table-cell>
              <table:table-cell office:value-type="float" office:value="-78">
                <text:p>-7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8">
                <text:p>-98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5">
                <text:p>-95</text:p>
              </table:table-cell>
              <table:table-cell office:value-type="float" office:value="-86">
                <text:p>-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5">
                <text:p>-95</text:p>
              </table:table-cell>
              <table:table-cell office:value-type="float" office:value="-87">
                <text:p>-8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6">
                <text:p>-96</text:p>
              </table:table-cell>
              <table:table-cell office:value-type="float" office:value="-79">
                <text:p>-7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7">
                <text:p>-97</text:p>
              </table:table-cell>
              <table:table-cell office:value-type="float" office:value="-81">
                <text:p>-8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2">
                <text:p>-92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2">
                <text:p>-92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2">
                <text:p>-92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4">
                <text:p>-94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2">
                <text:p>-92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2">
                <text:p>-92</text:p>
              </table:table-cell>
              <table:table-cell office:value-type="float" office:value="-83">
                <text:p>-8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1">
                <text:p>-91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1">
                <text:p>-91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1">
                <text:p>-91</text:p>
              </table:table-cell>
              <table:table-cell office:value-type="float" office:value="-82">
                <text:p>-8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9">
                <text:p>-89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0">
                <text:p>-90</text:p>
              </table:table-cell>
              <table:table-cell office:value-type="float" office:value="-83">
                <text:p>-8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0">
                <text:p>-90</text:p>
              </table:table-cell>
              <table:table-cell office:value-type="float" office:value="-80">
                <text:p>-8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6">
                <text:p>-86</text:p>
              </table:table-cell>
              <table:table-cell office:value-type="float" office:value="-81">
                <text:p>-8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1">
                <text:p>-91</text:p>
              </table:table-cell>
              <table:table-cell office:value-type="float" office:value="-75">
                <text:p>-75</text:p>
              </table:table-cell>
              <table:table-cell office:value-type="float" office:value="-80">
                <text:p>-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false" chart:tick-marks-major-inner="true" chart:tick-marks-major-outer="fals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100" chart:maximum="-70" chart:origin="0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DejaVu Sans'" style:font-style-name="Book" fo:font-size="11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E000000DF000000DF7FF4004F.svm" xlink:type="simple" xlink:actuate="onLoad"/>
      </style:chart-properties>
      <style:graphic-properties draw:stroke-dash="Dashed_20__28_var_29_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35cm" chart:symbol-height="0.35cm">
        <chart:symbol-image xlink:href="Pictures/2000000E000000DD000000DDD8FDFCC5.svm" xlink:type="simple" xlink:actuate="onLoad"/>
      </style:chart-properties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dash" draw:stroke-dash="Ultrafine_20_Dashed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69cm" svg:height="13.999cm" xlink:href=".." xlink:type="simple" chart:class="chart:line" chart:style-name="ch1">
        <chart:legend svg:x="10.231cm" svg:y="1.545cm" style:legend-expansion="custom" chartooo:width="5.561cm" chartooo:height="1.8cm" style:legend-expansion-aspect-ratio="3.08944444444444" chart:style-name="ch2"/>
        <chart:plot-area chart:style-name="ch3" table:cell-range-address="'roofnet-noise1'.A1:'roofnet-noise1'.B65 'roofnet-noise1'.D1:'roofnet-noise1'.D65" chart:data-source-has-labels="row" svg:x="0.898cm" svg:y="0.884cm" svg:width="20.137cm" svg:height="11.483cm">
          <chartooo:coordinate-region svg:x="1.81cm" svg:y="1.083cm" svg:width="19.225cm" svg:height="11.085cm"/>
          <chart:axis chart:dimension="x" chart:name="primary-x" chart:style-name="ch4">
            <chart:title svg:x="7.993cm" svg:y="12.646cm" chart:style-name="ch5">
              <text:p>Transmitter-Receiver pair num.</text:p>
            </chart:title>
          </chart:axis>
          <chart:axis chart:dimension="x" chart:name="secondary-x" chart:style-name="ch6"/>
          <chart:axis chart:dimension="y" chart:name="primary-y" chart:style-name="ch7">
            <chart:title svg:x="0.264cm" svg:y="8.9cm" chart:style-name="ch8">
              <text:p>Silence level (dBm)</text:p>
            </chart:title>
          </chart:axis>
          <chart:series chart:style-name="ch9" chart:values-cell-range-address="'roofnet-noise1'.A2:'roofnet-noise1'.A65" chart:label-cell-address="'roofnet-noise1'.A1:'roofnet-noise1'.A1" chart:class="chart:line">
            <chart:data-point chart:repeated="64"/>
          </chart:series>
          <chart:series chart:style-name="ch10" chart:values-cell-range-address="'roofnet-noise1'.B2:'roofnet-noise1'.B65" chart:label-cell-address="'roofnet-noise1'.B1:'roofnet-noise1'.B1" chart:class="chart:line">
            <chart:data-point chart:repeated="64"/>
          </chart:series>
          <chart:series chart:style-name="ch11" chart:values-cell-range-address="'roofnet-noise1'.D2:'roofnet-noise1'.D65" chart:label-cell-address="'roofnet-noise1'.D1:'roofnet-noise1'.D1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%-ile</text:p>
                <draw:g>
                  <svg:desc>'roofnet-noise1'.A1:'roofnet-noise1'.A1</svg:desc>
                </draw:g>
              </table:table-cell>
              <table:table-cell office:value-type="string">
                <text:p>95%-ile</text:p>
                <draw:g>
                  <svg:desc>'roofnet-noise1'.B1:'roofnet-noise1'.B1</svg:desc>
                </draw:g>
              </table:table-cell>
              <table:table-cell office:value-type="string">
                <text:p>Median (50%-ile)</text:p>
                <draw:g>
                  <svg:desc>'roofnet-noise1'.D1:'roofnet-noise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'roofnet-noise1'.A2:'roofnet-noise1'.A65</svg:desc>
                </draw:g>
              </table:table-cell>
              <table:table-cell office:value-type="float" office:value="-99">
                <text:p>-99</text:p>
                <draw:g>
                  <svg:desc>'roofnet-noise1'.B2:'roofnet-noise1'.B65</svg:desc>
                </draw:g>
              </table:table-cell>
              <table:table-cell office:value-type="float" office:value="-100">
                <text:p>-100</text:p>
                <draw:g>
                  <svg:desc>'roofnet-noise1'.D2:'roofnet-noise1'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92">
                <text:p>-9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5">
                <text:p>-95</text:p>
              </table:table-cell>
              <table:table-cell office:value-type="float" office:value="-89">
                <text:p>-8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5">
                <text:p>-95</text:p>
              </table:table-cell>
              <table:table-cell office:value-type="float" office:value="-90">
                <text:p>-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6">
                <text:p>-96</text:p>
              </table:table-cell>
              <table:table-cell office:value-type="float" office:value="-87">
                <text:p>-8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5">
                <text:p>-95</text:p>
              </table:table-cell>
              <table:table-cell office:value-type="float" office:value="-88">
                <text:p>-8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7">
                <text:p>-97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5">
                <text:p>-95</text:p>
              </table:table-cell>
              <table:table-cell office:value-type="float" office:value="-86">
                <text:p>-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5">
                <text:p>-95</text:p>
              </table:table-cell>
              <table:table-cell office:value-type="float" office:value="-85">
                <text:p>-8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7">
                <text:p>-97</text:p>
              </table:table-cell>
              <table:table-cell office:value-type="float" office:value="-78">
                <text:p>-7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8">
                <text:p>-98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5">
                <text:p>-95</text:p>
              </table:table-cell>
              <table:table-cell office:value-type="float" office:value="-86">
                <text:p>-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5">
                <text:p>-95</text:p>
              </table:table-cell>
              <table:table-cell office:value-type="float" office:value="-87">
                <text:p>-8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6">
                <text:p>-96</text:p>
              </table:table-cell>
              <table:table-cell office:value-type="float" office:value="-79">
                <text:p>-7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7">
                <text:p>-97</text:p>
              </table:table-cell>
              <table:table-cell office:value-type="float" office:value="-81">
                <text:p>-8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2">
                <text:p>-92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2">
                <text:p>-92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2">
                <text:p>-92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4">
                <text:p>-94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2">
                <text:p>-92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2">
                <text:p>-92</text:p>
              </table:table-cell>
              <table:table-cell office:value-type="float" office:value="-83">
                <text:p>-8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1">
                <text:p>-91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1">
                <text:p>-91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1">
                <text:p>-91</text:p>
              </table:table-cell>
              <table:table-cell office:value-type="float" office:value="-82">
                <text:p>-8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9">
                <text:p>-89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0">
                <text:p>-90</text:p>
              </table:table-cell>
              <table:table-cell office:value-type="float" office:value="-83">
                <text:p>-8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0">
                <text:p>-90</text:p>
              </table:table-cell>
              <table:table-cell office:value-type="float" office:value="-80">
                <text:p>-8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6">
                <text:p>-86</text:p>
              </table:table-cell>
              <table:table-cell office:value-type="float" office:value="-81">
                <text:p>-8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1">
                <text:p>-91</text:p>
              </table:table-cell>
              <table:table-cell office:value-type="float" office:value="-75">
                <text:p>-75</text:p>
              </table:table-cell>
              <table:table-cell office:value-type="float" office:value="-80">
                <text:p>-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false" chart:tick-marks-major-inner="true" chart:tick-marks-major-outer="fals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100" chart:maximum="-70" chart:origin="0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DejaVu Sans'" style:font-style-name="Book" fo:font-size="11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E000000DF000000DF7FF4004F.svm" xlink:type="simple" xlink:actuate="onLoad"/>
      </style:chart-properties>
      <style:graphic-properties draw:stroke-dash="Dashed_20__28_var_29_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35cm" chart:symbol-height="0.35cm">
        <chart:symbol-image xlink:href="Pictures/2000000E000000DD000000DDD8FDFCC5.svm" xlink:type="simple" xlink:actuate="onLoad"/>
      </style:chart-properties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dash" draw:stroke-dash="Ultrafine_20_Dashed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69cm" svg:height="13.999cm" xlink:href=".." xlink:type="simple" chart:class="chart:line" chart:style-name="ch1">
        <chart:legend svg:x="10.231cm" svg:y="1.545cm" style:legend-expansion="custom" chartooo:width="5.561cm" chartooo:height="1.8cm" style:legend-expansion-aspect-ratio="3.08944444444444" chart:style-name="ch2"/>
        <chart:plot-area chart:style-name="ch3" table:cell-range-address="'roofnet-noise1'.A1:'roofnet-noise1'.B65 'roofnet-noise1'.D1:'roofnet-noise1'.D65" chart:data-source-has-labels="row" svg:x="0.898cm" svg:y="0.884cm" svg:width="20.137cm" svg:height="11.483cm">
          <chartooo:coordinate-region svg:x="1.81cm" svg:y="1.083cm" svg:width="19.225cm" svg:height="11.085cm"/>
          <chart:axis chart:dimension="x" chart:name="primary-x" chart:style-name="ch4">
            <chart:title svg:x="7.993cm" svg:y="12.646cm" chart:style-name="ch5">
              <text:p>Transmitter-Receiver pair num.</text:p>
            </chart:title>
          </chart:axis>
          <chart:axis chart:dimension="x" chart:name="secondary-x" chart:style-name="ch6"/>
          <chart:axis chart:dimension="y" chart:name="primary-y" chart:style-name="ch7">
            <chart:title svg:x="0.264cm" svg:y="8.9cm" chart:style-name="ch8">
              <text:p>Silence level (dBm)</text:p>
            </chart:title>
          </chart:axis>
          <chart:series chart:style-name="ch9" chart:values-cell-range-address="'roofnet-noise1'.A2:'roofnet-noise1'.A65" chart:label-cell-address="'roofnet-noise1'.A1:'roofnet-noise1'.A1" chart:class="chart:line">
            <chart:data-point chart:repeated="64"/>
          </chart:series>
          <chart:series chart:style-name="ch10" chart:values-cell-range-address="'roofnet-noise1'.B2:'roofnet-noise1'.B65" chart:label-cell-address="'roofnet-noise1'.B1:'roofnet-noise1'.B1" chart:class="chart:line">
            <chart:data-point chart:repeated="64"/>
          </chart:series>
          <chart:series chart:style-name="ch11" chart:values-cell-range-address="'roofnet-noise1'.D2:'roofnet-noise1'.D65" chart:label-cell-address="'roofnet-noise1'.D1:'roofnet-noise1'.D1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%-ile</text:p>
                <draw:g>
                  <svg:desc>'roofnet-noise1'.A1:'roofnet-noise1'.A1</svg:desc>
                </draw:g>
              </table:table-cell>
              <table:table-cell office:value-type="string">
                <text:p>95%-ile</text:p>
                <draw:g>
                  <svg:desc>'roofnet-noise1'.B1:'roofnet-noise1'.B1</svg:desc>
                </draw:g>
              </table:table-cell>
              <table:table-cell office:value-type="string">
                <text:p>Median (50%-ile)</text:p>
                <draw:g>
                  <svg:desc>'roofnet-noise1'.D1:'roofnet-noise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'roofnet-noise1'.A2:'roofnet-noise1'.A65</svg:desc>
                </draw:g>
              </table:table-cell>
              <table:table-cell office:value-type="float" office:value="-99">
                <text:p>-99</text:p>
                <draw:g>
                  <svg:desc>'roofnet-noise1'.B2:'roofnet-noise1'.B65</svg:desc>
                </draw:g>
              </table:table-cell>
              <table:table-cell office:value-type="float" office:value="-100">
                <text:p>-100</text:p>
                <draw:g>
                  <svg:desc>'roofnet-noise1'.D2:'roofnet-noise1'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92">
                <text:p>-9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5">
                <text:p>-95</text:p>
              </table:table-cell>
              <table:table-cell office:value-type="float" office:value="-89">
                <text:p>-8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5">
                <text:p>-95</text:p>
              </table:table-cell>
              <table:table-cell office:value-type="float" office:value="-90">
                <text:p>-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6">
                <text:p>-96</text:p>
              </table:table-cell>
              <table:table-cell office:value-type="float" office:value="-87">
                <text:p>-8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5">
                <text:p>-95</text:p>
              </table:table-cell>
              <table:table-cell office:value-type="float" office:value="-88">
                <text:p>-8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7">
                <text:p>-97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5">
                <text:p>-95</text:p>
              </table:table-cell>
              <table:table-cell office:value-type="float" office:value="-86">
                <text:p>-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5">
                <text:p>-95</text:p>
              </table:table-cell>
              <table:table-cell office:value-type="float" office:value="-85">
                <text:p>-8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7">
                <text:p>-97</text:p>
              </table:table-cell>
              <table:table-cell office:value-type="float" office:value="-78">
                <text:p>-7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8">
                <text:p>-98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5">
                <text:p>-95</text:p>
              </table:table-cell>
              <table:table-cell office:value-type="float" office:value="-86">
                <text:p>-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5">
                <text:p>-95</text:p>
              </table:table-cell>
              <table:table-cell office:value-type="float" office:value="-87">
                <text:p>-8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6">
                <text:p>-96</text:p>
              </table:table-cell>
              <table:table-cell office:value-type="float" office:value="-79">
                <text:p>-7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7">
                <text:p>-97</text:p>
              </table:table-cell>
              <table:table-cell office:value-type="float" office:value="-81">
                <text:p>-8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2">
                <text:p>-92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2">
                <text:p>-92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2">
                <text:p>-92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4">
                <text:p>-94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2">
                <text:p>-92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2">
                <text:p>-92</text:p>
              </table:table-cell>
              <table:table-cell office:value-type="float" office:value="-83">
                <text:p>-8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1">
                <text:p>-91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1">
                <text:p>-91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1">
                <text:p>-91</text:p>
              </table:table-cell>
              <table:table-cell office:value-type="float" office:value="-82">
                <text:p>-8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9">
                <text:p>-89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0">
                <text:p>-90</text:p>
              </table:table-cell>
              <table:table-cell office:value-type="float" office:value="-83">
                <text:p>-8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0">
                <text:p>-90</text:p>
              </table:table-cell>
              <table:table-cell office:value-type="float" office:value="-80">
                <text:p>-8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6">
                <text:p>-86</text:p>
              </table:table-cell>
              <table:table-cell office:value-type="float" office:value="-81">
                <text:p>-8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1">
                <text:p>-91</text:p>
              </table:table-cell>
              <table:table-cell office:value-type="float" office:value="-75">
                <text:p>-75</text:p>
              </table:table-cell>
              <table:table-cell office:value-type="float" office:value="-80">
                <text:p>-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false" chart:tick-marks-major-inner="true" chart:tick-marks-major-outer="fals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100" chart:maximum="-70" chart:origin="0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DejaVu Sans'" style:font-style-name="Book" fo:font-size="11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E000000DF000000DF7FF4004F.svm" xlink:type="simple" xlink:actuate="onLoad"/>
      </style:chart-properties>
      <style:graphic-properties draw:stroke-dash="Dashed_20__28_var_29_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35cm" chart:symbol-height="0.35cm">
        <chart:symbol-image xlink:href="Pictures/2000000E000000DD000000DDD8FDFCC5.svm" xlink:type="simple" xlink:actuate="onLoad"/>
      </style:chart-properties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dash" draw:stroke-dash="Ultrafine_20_Dashed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71cm" svg:height="6.591cm" xlink:href=".." xlink:type="simple" chart:class="chart:line" chart:style-name="ch1">
        <chart:legend svg:x="4.813cm" svg:y="0.727cm" style:legend-expansion="custom" chartooo:width="2.616cm" chartooo:height="0.848cm" style:legend-expansion-aspect-ratio="3.08490566037736" chart:style-name="ch2"/>
        <chart:plot-area chart:style-name="ch3" table:cell-range-address="'roofnet-noise1'.A1:'roofnet-noise1'.B65 'roofnet-noise1'.D1:'roofnet-noise1'.D65" chart:data-source-has-labels="row" svg:x="0.488cm" svg:y="0.308cm" svg:width="9.404cm" svg:height="5.615cm">
          <chartooo:coordinate-region svg:x="1.4cm" svg:y="0.507cm" svg:width="8.492cm" svg:height="5.217cm"/>
          <chart:axis chart:dimension="x" chart:name="primary-x" chart:style-name="ch4">
            <chart:title svg:x="2.217cm" svg:y="5.887cm" chart:style-name="ch5">
              <text:p>Transmitter-Receiver pair num.</text:p>
            </chart:title>
          </chart:axis>
          <chart:axis chart:dimension="x" chart:name="secondary-x" chart:style-name="ch6"/>
          <chart:axis chart:dimension="y" chart:name="primary-y" chart:style-name="ch7">
            <chart:title svg:x="0.124cm" svg:y="4.19cm" chart:style-name="ch8">
              <text:p>Silence level (dBm)</text:p>
            </chart:title>
          </chart:axis>
          <chart:series chart:style-name="ch9" chart:values-cell-range-address="'roofnet-noise1'.A2:'roofnet-noise1'.A65" chart:label-cell-address="'roofnet-noise1'.A1:'roofnet-noise1'.A1" chart:class="chart:line">
            <chart:data-point chart:repeated="64"/>
          </chart:series>
          <chart:series chart:style-name="ch10" chart:values-cell-range-address="'roofnet-noise1'.B2:'roofnet-noise1'.B65" chart:label-cell-address="'roofnet-noise1'.B1:'roofnet-noise1'.B1" chart:class="chart:line">
            <chart:data-point chart:repeated="64"/>
          </chart:series>
          <chart:series chart:style-name="ch11" chart:values-cell-range-address="'roofnet-noise1'.D2:'roofnet-noise1'.D65" chart:label-cell-address="'roofnet-noise1'.D1:'roofnet-noise1'.D1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%-ile</text:p>
                <draw:g>
                  <svg:desc>'roofnet-noise1'.A1:'roofnet-noise1'.A1</svg:desc>
                </draw:g>
              </table:table-cell>
              <table:table-cell office:value-type="string">
                <text:p>95%-ile</text:p>
                <draw:g>
                  <svg:desc>'roofnet-noise1'.B1:'roofnet-noise1'.B1</svg:desc>
                </draw:g>
              </table:table-cell>
              <table:table-cell office:value-type="string">
                <text:p>Median (50%-ile)</text:p>
                <draw:g>
                  <svg:desc>'roofnet-noise1'.D1:'roofnet-noise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'roofnet-noise1'.A2:'roofnet-noise1'.A65</svg:desc>
                </draw:g>
              </table:table-cell>
              <table:table-cell office:value-type="float" office:value="-99">
                <text:p>-99</text:p>
                <draw:g>
                  <svg:desc>'roofnet-noise1'.B2:'roofnet-noise1'.B65</svg:desc>
                </draw:g>
              </table:table-cell>
              <table:table-cell office:value-type="float" office:value="-100">
                <text:p>-100</text:p>
                <draw:g>
                  <svg:desc>'roofnet-noise1'.D2:'roofnet-noise1'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92">
                <text:p>-9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5">
                <text:p>-95</text:p>
              </table:table-cell>
              <table:table-cell office:value-type="float" office:value="-89">
                <text:p>-8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5">
                <text:p>-95</text:p>
              </table:table-cell>
              <table:table-cell office:value-type="float" office:value="-90">
                <text:p>-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6">
                <text:p>-96</text:p>
              </table:table-cell>
              <table:table-cell office:value-type="float" office:value="-87">
                <text:p>-8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5">
                <text:p>-95</text:p>
              </table:table-cell>
              <table:table-cell office:value-type="float" office:value="-88">
                <text:p>-8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7">
                <text:p>-97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5">
                <text:p>-95</text:p>
              </table:table-cell>
              <table:table-cell office:value-type="float" office:value="-86">
                <text:p>-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5">
                <text:p>-95</text:p>
              </table:table-cell>
              <table:table-cell office:value-type="float" office:value="-85">
                <text:p>-8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7">
                <text:p>-97</text:p>
              </table:table-cell>
              <table:table-cell office:value-type="float" office:value="-78">
                <text:p>-7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8">
                <text:p>-98</text:p>
              </table:table-cell>
              <table:table-cell office:value-type="float" office:value="-83">
                <text:p>-8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5">
                <text:p>-95</text:p>
              </table:table-cell>
              <table:table-cell office:value-type="float" office:value="-86">
                <text:p>-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5">
                <text:p>-95</text:p>
              </table:table-cell>
              <table:table-cell office:value-type="float" office:value="-87">
                <text:p>-8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6">
                <text:p>-96</text:p>
              </table:table-cell>
              <table:table-cell office:value-type="float" office:value="-79">
                <text:p>-7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7">
                <text:p>-97</text:p>
              </table:table-cell>
              <table:table-cell office:value-type="float" office:value="-81">
                <text:p>-8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4">
                <text:p>-94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2">
                <text:p>-92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2">
                <text:p>-92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2">
                <text:p>-92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4">
                <text:p>-94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2">
                <text:p>-92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2">
                <text:p>-92</text:p>
              </table:table-cell>
              <table:table-cell office:value-type="float" office:value="-83">
                <text:p>-8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1">
                <text:p>-91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1">
                <text:p>-91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1">
                <text:p>-91</text:p>
              </table:table-cell>
              <table:table-cell office:value-type="float" office:value="-82">
                <text:p>-8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9">
                <text:p>-89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0">
                <text:p>-90</text:p>
              </table:table-cell>
              <table:table-cell office:value-type="float" office:value="-83">
                <text:p>-8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0">
                <text:p>-90</text:p>
              </table:table-cell>
              <table:table-cell office:value-type="float" office:value="-80">
                <text:p>-8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6">
                <text:p>-86</text:p>
              </table:table-cell>
              <table:table-cell office:value-type="float" office:value="-81">
                <text:p>-8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1">
                <text:p>-91</text:p>
              </table:table-cell>
              <table:table-cell office:value-type="float" office:value="-75">
                <text:p>-75</text:p>
              </table:table-cell>
              <table:table-cell office:value-type="float" office:value="-80">
                <text:p>-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fill-color="#000000" draw:fill-hatch-name="Black_20_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="hatch" draw:fill-color="#000000" draw:fill-hatch-name="Black_20_45_20_Degrees_20_Wid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2.594cm" svg:y="0.677cm" style:legend-expansion="custom" chartooo:width="2.764cm" chartooo:height="2.108cm" style:legend-expansion-aspect-ratio="1.3111954459203" chart:style-name="ch2"/>
        <chart:plot-area chart:style-name="ch3" table:cell-range-address="'impl-loss-stats'.A16:'impl-loss-stats'.D24" chart:data-source-has-labels="both" svg:x="1.33cm" svg:y="0.479cm" svg:width="14.028cm" svg:height="7.358cm">
          <chartooo:coordinate-region svg:x="2.057cm" svg:y="0.679cm" svg:width="13.301cm" svg:height="6.511cm"/>
          <chart:axis chart:dimension="x" chart:name="primary-x" chart:style-name="ch4" chartooo:axis-type="auto">
            <chartooo:date-scale/>
            <chart:title svg:x="7.718cm" svg:y="8.017cm" chart:style-name="ch5">
              <text:p>Node Id</text:p>
            </chart:title>
            <chart:categories table:cell-range-address="'impl-loss-stats'.A17:'impl-loss-stats'.A24"/>
            <chart:grid chart:style-name="ch6" chart:class="major"/>
          </chart:axis>
          <chart:axis chart:dimension="y" chart:name="primary-y" chart:style-name="ch7">
            <chart:title svg:x="0.45cm" svg:y="5.393cm" chart:style-name="ch8">
              <text:p>Packet Drop (%)</text:p>
            </chart:title>
            <chart:grid chart:style-name="ch6" chart:class="major"/>
          </chart:axis>
          <chart:series chart:style-name="ch9" chart:values-cell-range-address="'impl-loss-stats'.B17:'impl-loss-stats'.B24" chart:label-cell-address="'impl-loss-stats'.B16:'impl-loss-stats'.B16" chart:class="chart:bar">
            <chart:data-point chart:repeated="8"/>
          </chart:series>
          <chart:series chart:style-name="ch10" chart:values-cell-range-address="'impl-loss-stats'.C17:'impl-loss-stats'.C24" chart:label-cell-address="'impl-loss-stats'.C16:'impl-loss-stats'.C16" chart:class="chart:bar">
            <chart:data-point chart:repeated="8"/>
          </chart:series>
          <chart:series chart:style-name="ch11" chart:values-cell-range-address="'impl-loss-stats'.D17:'impl-loss-stats'.D24" chart:label-cell-address="'impl-loss-stats'.D16:'impl-loss-stats'.D1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impl-loss-stats'.B16:'impl-loss-stats'.B16</svg:desc>
                </draw:g>
              </table:table-cell>
              <table:table-cell office:value-type="string">
                <text:p>Overflow</text:p>
                <draw:g>
                  <svg:desc>'impl-loss-stats'.C16:'impl-loss-stats'.C16</svg:desc>
                </draw:g>
              </table:table-cell>
              <table:table-cell office:value-type="string">
                <text:p>Retry-Limit</text:p>
                <draw:g>
                  <svg:desc>'impl-loss-stats'.D16:'impl-loss-stats'.D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impl-loss-stats'.A17:'impl-loss-stats'.A24</svg:desc>
                </draw:g>
              </table:table-cell>
              <table:table-cell office:value-type="float" office:value="3.1">
                <text:p>3.1</text:p>
                <draw:g>
                  <svg:desc>'impl-loss-stats'.B17:'impl-loss-stats'.B24</svg:desc>
                </draw:g>
              </table:table-cell>
              <table:table-cell office:value-type="float" office:value="2.1">
                <text:p>2.1</text:p>
                <draw:g>
                  <svg:desc>'impl-loss-stats'.C17:'impl-loss-stats'.C24</svg:desc>
                </draw:g>
              </table:table-cell>
              <table:table-cell office:value-type="float" office:value="1">
                <text:p>1</text:p>
                <draw:g>
                  <svg:desc>'impl-loss-stats'.D17:'impl-loss-stats'.D2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>
        <chart:symbol-image/>
      </style:chart-properties>
      <style:graphic-properties draw:stroke="dash" draw:stroke-dash="Dashed_20__28_var_29_" svg:stroke-width="0.08cm" svg:stroke-color="#000080" draw:fill-color="#000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draw:stroke="dash" draw:stroke-dash="Ultrafine_20_Dashed" svg:stroke-width="0.08cm" svg:stroke-color="#ff00ff" draw:fill-color="#ff00ff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18cm" svg:height="14.238cm" xlink:href=".." xlink:type="simple" chart:class="chart:line" chart:style-name="ch1">
        <chart:legend svg:x="18.293cm" svg:y="4.408cm" style:legend-expansion="custom" chartooo:width="3.16cm" chartooo:height="2.223cm" style:legend-expansion-aspect-ratio="1.42150247413405" chart:style-name="ch2"/>
        <chart:plot-area chart:style-name="ch3" table:cell-range-address="'pip-latency-comparison'.A3:'pip-latency-comparison'.E9" chart:data-source-has-labels="both" svg:x="2.376cm" svg:y="1.468cm" svg:width="20.185cm" svg:height="11.112cm">
          <chartooo:coordinate-region svg:x="3.183cm" svg:y="1.667cm" svg:width="19.284cm" svg:height="10.266cm"/>
          <chart:axis chart:dimension="x" chart:name="primary-x" chart:style-name="ch4" chartooo:axis-type="auto">
            <chartooo:date-scale/>
            <chart:title svg:x="11.233cm" svg:y="12.864cm" chart:style-name="ch5">
              <text:p>Number of Hops</text:p>
            </chart:title>
            <chart:categories table:cell-range-address="'pip-latency-comparison'.A4:'pip-latency-comparison'.A9"/>
            <chart:grid chart:style-name="ch6" chart:class="major"/>
          </chart:axis>
          <chart:axis chart:dimension="y" chart:name="primary-y" chart:style-name="ch4">
            <chart:title svg:x="1.34cm" svg:y="8.404cm" chart:style-name="ch7">
              <text:p>Latency (seconds)</text:p>
            </chart:title>
            <chart:grid chart:style-name="ch6" chart:class="major"/>
          </chart:axis>
          <chart:series chart:style-name="ch8" chart:values-cell-range-address="'pip-latency-comparison'.B4:'pip-latency-comparison'.B9" chart:label-cell-address="'pip-latency-comparison'.B3:'pip-latency-comparison'.B3" chart:class="chart:line">
            <chart:data-point chart:repeated="6"/>
          </chart:series>
          <chart:series chart:style-name="ch9" chart:values-cell-range-address="'pip-latency-comparison'.C4:'pip-latency-comparison'.C9" chart:label-cell-address="'pip-latency-comparison'.C3:'pip-latency-comparison'.C3" chart:class="chart:line">
            <chart:data-point chart:repeated="6"/>
          </chart:series>
          <chart:series chart:style-name="ch10" chart:values-cell-range-address="'pip-latency-comparison'.D4:'pip-latency-comparison'.D9" chart:label-cell-address="'pip-latency-comparison'.D3:'pip-latency-comparison'.D3" chart:class="chart:line">
            <chart:data-point chart:repeated="6"/>
          </chart:series>
          <chart:series chart:style-name="ch11" chart:values-cell-range-address="'pip-latency-comparison'.E4:'pip-latency-comparison'.E9" chart:label-cell-address="'pip-latency-comparison'.E3:'pip-latency-comparison'.E3" chart:class="chart:line"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</text:p>
                <draw:g>
                  <svg:desc>'pip-latency-comparison'.B3:'pip-latency-comparison'.B3</svg:desc>
                </draw:g>
              </table:table-cell>
              <table:table-cell office:value-type="string">
                <text:p>Flush</text:p>
                <draw:g>
                  <svg:desc>'pip-latency-comparison'.C3:'pip-latency-comparison'.C3</svg:desc>
                </draw:g>
              </table:table-cell>
              <table:table-cell office:value-type="string">
                <text:p>PSFQ</text:p>
                <draw:g>
                  <svg:desc>'pip-latency-comparison'.D3:'pip-latency-comparison'.D3</svg:desc>
                </draw:g>
              </table:table-cell>
              <table:table-cell office:value-type="string">
                <text:p>Fetch</text:p>
                <draw:g>
                  <svg:desc>'pip-latency-comparison'.E3:'pip-latency-comparison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ip-latency-comparison'.A4:'pip-latency-comparison'.A9</svg:desc>
                </draw:g>
              </table:table-cell>
              <table:table-cell office:value-type="float" office:value="7.245">
                <text:p>7.245</text:p>
                <draw:g>
                  <svg:desc>'pip-latency-comparison'.B4:'pip-latency-comparison'.B9</svg:desc>
                </draw:g>
              </table:table-cell>
              <table:table-cell office:value-type="float" office:value="37.62">
                <text:p>37.62</text:p>
                <draw:g>
                  <svg:desc>'pip-latency-comparison'.C4:'pip-latency-comparison'.C9</svg:desc>
                </draw:g>
              </table:table-cell>
              <table:table-cell office:value-type="float" office:value="46.46">
                <text:p>46.46</text:p>
                <draw:g>
                  <svg:desc>'pip-latency-comparison'.D4:'pip-latency-comparison'.D9</svg:desc>
                </draw:g>
              </table:table-cell>
              <table:table-cell office:value-type="float" office:value="94">
                <text:p>94</text:p>
                <draw:g>
                  <svg:desc>'pip-latency-comparison'.E4:'pip-latency-comparison'.E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245">
                <text:p>7.245</text:p>
              </table:table-cell>
              <table:table-cell office:value-type="float" office:value="47.85">
                <text:p>47.85</text:p>
              </table:table-cell>
              <table:table-cell office:value-type="float" office:value="92.93">
                <text:p>92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.13">
                <text:p>7.13</text:p>
              </table:table-cell>
              <table:table-cell office:value-type="float" office:value="61.68">
                <text:p>61.68</text:p>
              </table:table-cell>
              <table:table-cell office:value-type="float" office:value="142.49">
                <text:p>142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105">
                <text:p>7.105</text:p>
              </table:table-cell>
              <table:table-cell office:value-type="float" office:value="65.54">
                <text:p>65.54</text:p>
              </table:table-cell>
              <table:table-cell office:value-type="float" office:value="185.86">
                <text:p>185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105">
                <text:p>7.105</text:p>
              </table:table-cell>
              <table:table-cell office:value-type="float" office:value="72.32">
                <text:p>72.32</text:p>
              </table:table-cell>
              <table:table-cell office:value-type="float" office:value="209.55">
                <text:p>209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.086">
                <text:p>7.086</text:p>
              </table:table-cell>
              <table:table-cell office:value-type="float" office:value="80.67">
                <text:p>80.67</text:p>
              </table:table-cell>
              <table:table-cell office:value-type="float" office:value="232.33">
                <text:p>232.33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</office:styles>
</office:document-styles>
</file>